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177499" officeooo:paragraph-rsid="00177499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officeooo:rsid="00177499" officeooo:paragraph-rsid="00177499" style:font-size-asian="19.25pt" style:font-size-complex="22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Mono" officeooo:rsid="004dd99e" officeooo:paragraph-rsid="004dd99e"/>
    </style:style>
    <style:style style:name="P6" style:family="paragraph" style:parent-style-name="Preformatted_20_Text">
      <style:paragraph-properties fo:text-align="start" style:justify-single-word="false"/>
      <style:text-properties style:font-name="Liberation Mono" officeooo:rsid="004fcf2d" officeooo:paragraph-rsid="004fcf2d"/>
    </style:style>
    <style:style style:name="P7" style:family="paragraph" style:parent-style-name="Preformatted_20_Text">
      <style:paragraph-properties fo:text-align="start" style:justify-single-word="false"/>
      <style:text-properties style:font-name="Liberation Mono" officeooo:paragraph-rsid="004fcf2d"/>
    </style:style>
    <style:style style:name="P8" style:family="paragraph" style:parent-style-name="Preformatted_20_Text">
      <style:paragraph-properties fo:text-align="start" style:justify-single-word="false"/>
      <style:text-properties style:font-name="Liberation Mono" officeooo:paragraph-rsid="004fde49"/>
    </style:style>
    <style:style style:name="P9" style:family="paragraph" style:parent-style-name="Preformatted_20_Text">
      <style:paragraph-properties fo:text-align="start" style:justify-single-word="false"/>
      <style:text-properties style:font-name="Liberation Mono" officeooo:rsid="00513609" officeooo:paragraph-rsid="00513609"/>
    </style:style>
    <style:style style:name="T1" style:family="text">
      <style:text-properties officeooo:rsid="0043037f"/>
    </style:style>
    <style:style style:name="T2" style:family="text">
      <style:text-properties fo:font-variant="normal" fo:text-transform="none" fo:color="#032f62" style:font-name="SFMono-Regular" fo:font-size="9pt" fo:letter-spacing="normal" fo:font-style="normal" fo:font-weight="normal"/>
    </style:style>
    <style:style style:name="T3" style:family="text">
      <style:text-properties fo:font-variant="normal" fo:text-transform="none" fo:color="#032f62" style:font-name="SFMono-Regular" fo:font-size="9pt" fo:letter-spacing="normal" fo:font-style="normal" fo:font-weight="normal" officeooo:rsid="004fde49"/>
    </style:style>
    <style:style style:name="T4" style:family="text">
      <style:text-properties fo:font-variant="normal" fo:text-transform="none" fo:color="#000000" style:font-name="Liberation Mono" fo:font-size="10pt" fo:letter-spacing="normal" fo:font-style="normal" fo:font-weight="normal" officeooo:rsid="004fcf2d" style:font-size-asian="8.75pt" style:font-size-complex="10pt"/>
    </style:style>
    <style:style style:name="T5" style:family="text">
      <style:text-properties officeooo:rsid="004dd99e"/>
    </style:style>
    <style:style style:name="T6" style:family="text">
      <style:text-properties officeooo:rsid="004fcf2d"/>
    </style:style>
    <style:style style:name="T7" style:family="text">
      <style:text-properties officeooo:rsid="004fde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ssignment <text:span text:style-name="T5">8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Ryan Dill</text:p>
      <text:p text:style-name="P3">CS 432</text:p>
      <text:p text:style-name="P3"><text:span text:style-name="T1">April 17</text:span>, 201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1. Create two datasets; the first called Testing, the second called Training. </text:p>
      <text:p text:style-name="P5"><text:tab/></text:p>
      <text:p text:style-name="P5"><text:tab/>The Training dataset should:</text:p>
      <text:p text:style-name="P5"><text:tab/><text:tab/>a. consist of 10 text documents for email messages you consider spam (from your spam folder)</text:p>
      <text:p text:style-name="P5"><text:tab/><text:tab/>b. consist of 10 text documents for email messages you consider not spam (from your inbox)</text:p>
      <text:p text:style-name="P5"/>
      <text:p text:style-name="P5"><text:tab/>The Testing dataset should:</text:p>
      <text:p text:style-name="P5"><text:tab/><text:tab/>a. consist of 10 text documents for email messages you consider spam (from your spam folder)</text:p>
      <text:p text:style-name="P5"><text:tab/><text:tab/>b. consist of 10 text documents for email messages you consider not spam (from your inbox)</text:p>
      <text:p text:style-name="P5"/>
      <text:p text:style-name="P5"><text:tab/>Upload your datasets on github</text:p>
      <text:p text:style-name="P5"/>
      <text:p text:style-name="P5">For this part I copy-pasted the contents of my emails into .txt files. <text:s/>This seemed like the easiest way to accomplish this task. <text:s/>I used my personal email that I give out when filling out on-line forms, since I know its going to be full of spam. <text:s/><text:span text:style-name="T7">I divided the emails into two folders, Test and Train. <text:s/>Train contains NotSpam(01-10) and Spam(01-10) and Test contains NotSpam(11-20) and Spam(11-20)</text:span></text:p>
      <text:p text:style-name="P5"/>
      <text:p text:style-name="P5">2. Using the PCI book modified docclass.py code and test.py (see Slack assignment-8 channel)</text:p>
      <text:p text:style-name="P5">Use your Training dataset to train the Naive Bayes classifier ( e.g., docclass.spamTrain() )</text:p>
      <text:p text:style-name="P5">Use your Testing dataset to test (test.py) the Naive Bayes classifier and report the classification results.</text:p>
      <text:p text:style-name="P5"/>
      <text:p text:style-name="P8"><text:span text:style-name="T6">For this part I used the code from </text:span><text:a xlink:type="simple" xlink:href="https://github.com/arthur-e/Programming-Collective-Intelligence/blob/master/chapter6/docclass.py" text:style-name="Internet_20_link" text:visited-style-name="Visited_20_Internet_20_Link">https://github.com/arthur-e/Programming-Collective-Intelligence/blob/master/chapter6/docclass.py</text:a><text:span text:style-name="T2"> </text:span><text:span text:style-name="T3">and https://cs532s18.slack.com/files/U8K4TSGJ1/F9Z33U1B6/test.py</text:span><text:span text:style-name="T2"> </text:span><text:span text:style-name="T4"><text:s/>Below is a snippet of the code used. </text:span></text:p>
      <text:p text:style-name="P7"><text:span text:style-name="T4"/></text:p>
      <text:p text:style-name="P6">def getwords(doc):</text:p>
      <text:p text:style-name="P6"><text:s text:c="2"/>splitter=re.compile('\\W*')</text:p>
      <text:p text:style-name="P6"><text:s text:c="2"/>words=[s.lower() for s in splitter.split(doc) </text:p>
      <text:p text:style-name="P6"><text:s text:c="10"/>if len(s)&gt;2 and len(s)&lt;20]</text:p>
      <text:p text:style-name="P6"><text:s text:c="2"/></text:p>
      <text:p text:style-name="P6"><text:s text:c="2"/># Return the unique set of words only</text:p>
      <text:p text:style-name="P6"><text:s text:c="2"/>toreturn = dict([(w,1) for w in words])</text:p>
      <text:p text:style-name="P6"><text:s text:c="2"/>return toreturn</text:p>
      <text:p text:style-name="P6"/>
      <text:p text:style-name="P9">Unfortunately, I have not been able to get this code working as intended. I will return to and update it if I have time before the end of the semes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1:43:41.982874475</meta:creation-date>
    <dc:date>2018-04-21T00:44:30.203422647</dc:date>
    <meta:editing-duration>PT4H45M33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288" meta:character-count="1886" meta:non-whitespace-character-count="1581"/>
  </office:meta>
</office:document-meta>
</file>